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ojet Mizaha</text:span></text:p>
          </draw:text-box>
        </draw:frame>
        <draw:frame draw:name="Sous-titre 2" presentation:style-name="pr2" draw:text-style-name="P3" draw:layer="layout" svg:width="25.399cm" svg:height="4.598cm" svg:x="4.233cm" svg:y="10.006cm" presentation:class="subtitle" presentation:user-transformed="true">
          <draw:text-box>
            <text:p>Une carte de Madagascar contenant un accès rapide à la culture, à l'histoire et aux meilleurs endroits à visiter dans une partie donnée de l'île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ème et défis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oblème et déf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novation et solution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novation et solution</text:span></text:p>
          </draw:text-box>
        </draw:frame>
        <draw:frame draw:name="Sous-titre 2" presentation:style-name="pr4" draw:text-style-name="P6" draw:layer="layout" svg:width="25.399cm" svg:height="4.598cm" svg:x="4.233cm" svg:y="10.006cm" presentation:class="subtitle" presentation:user-transformed="true">
          <draw:text-box>
            <text:p text:style-name="P5"><text:span text:style-name="T2">Présenter la solution, présenter les avantages, comparaison à des solutions déjà existan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type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ototype</text:span></text:p>
          </draw:text-box>
        </draw:frame>
        <draw:frame draw:name="Sous-titre 3" presentation:style-name="pr4" draw:text-style-name="P6" draw:layer="layout" svg:width="25.399cm" svg:height="4.598cm" svg:x="4.233cm" svg:y="10.006cm" presentation:class="subtitle" presentation:user-transformed="true">
          <draw:text-box>
            <text:p text:style-name="P5"><text:span text:style-name="T2">Technologies utilisées, compétences et expertise, preuve de faisabilité (démo ou UX/UI si existant, facultatif)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lents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alents</text:span></text:p>
          </draw:text-box>
        </draw:frame>
        <draw:frame draw:name="Sous-titre 3" presentation:style-name="pr4" draw:text-style-name="P6" draw:layer="layout" svg:width="25.399cm" svg:height="4.598cm" svg:x="4.233cm" svg:y="10.006cm" presentation:class="subtitle" presentation:user-transformed="true">
          <draw:text-box>
            <text:p text:style-name="P5"><text:span text:style-name="T2">Présenter les membres de l’équipe, passion et engag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/>
    <style:font-face style:name="Aptos1" svg:font-family="Apto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787878" loext:opacity="100%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</text:span><text:span text:style-name="MT1">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itre</dc:title>
    <meta:initial-creator>Ratovoson Clemence</meta:initial-creator>
    <meta:editing-cycles>2</meta:editing-cycles>
    <meta:creation-date>2024-06-24T12:21:54</meta:creation-date>
    <dc:date>2024-06-25T08:20:45.240105072</dc:date>
    <meta:editing-duration>PT44M48S</meta:editing-duration>
    <meta:generator>LibreOffice/7.3.7.2$Linux_X86_64 LibreOffice_project/30$Build-2</meta:generator>
    <meta:document-statistic meta:object-count="40"/>
    <meta:user-defined meta:name="AppVersion">16.0000</meta:user-defined>
    <meta:user-defined meta:name="PresentationFormat">Grand écran</meta:user-defined>
    <meta:user-defined meta:name="Slides" meta:value-type="float">5</meta:user-defined>
  </office:meta>
</office:document-meta>
</file>